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f38" officeooo:paragraph-rsid="000b7f38"/>
    </style:style>
    <style:style style:name="P2" style:family="paragraph" style:parent-style-name="Standard">
      <style:paragraph-properties fo:text-align="end" style:justify-single-word="false"/>
      <style:text-properties officeooo:paragraph-rsid="000b7f38"/>
    </style:style>
    <style:style style:name="P3" style:family="paragraph" style:parent-style-name="Standard">
      <style:paragraph-properties fo:text-align="end" style:justify-single-word="false"/>
      <style:text-properties officeooo:paragraph-rsid="000ecc4b"/>
    </style:style>
    <style:style style:name="P4" style:family="paragraph" style:parent-style-name="Standard">
      <style:text-properties officeooo:paragraph-rsid="000d6a54"/>
    </style:style>
    <style:style style:name="P5" style:family="paragraph" style:parent-style-name="Standard">
      <style:paragraph-properties fo:text-align="end" style:justify-single-word="false"/>
      <style:text-properties style:text-underline-style="none" officeooo:paragraph-rsid="000ecc4b"/>
    </style:style>
    <style:style style:name="P6" style:family="paragraph" style:parent-style-name="Standard">
      <style:text-properties style:font-name="Liberation Serif1" officeooo:rsid="000d6a54" officeooo:paragraph-rsid="000d6a54" style:font-name-asian="Liberation Serif1" style:font-name-complex="Liberation Serif1"/>
    </style:style>
    <style:style style:name="P7" style:family="paragraph" style:parent-style-name="Standard">
      <style:paragraph-properties fo:text-align="start" style:justify-single-word="false"/>
      <style:text-properties officeooo:rsid="000b7f38" officeooo:paragraph-rsid="00102ad5"/>
    </style:style>
    <style:style style:name="P8" style:family="paragraph" style:parent-style-name="Standard">
      <style:text-properties officeooo:paragraph-rsid="000d6a54"/>
    </style:style>
    <style:style style:name="T1" style:family="text">
      <style:text-properties officeooo:rsid="000d6a54"/>
    </style:style>
    <style:style style:name="T2" style:family="text">
      <style:text-properties style:font-name="Liberation Serif1" officeooo:rsid="000d6a54" style:font-name-asian="Liberation Serif1" style:font-name-complex="Liberation Serif1"/>
    </style:style>
    <style:style style:name="T3" style:family="text">
      <style:text-properties style:font-name="Liberation Serif1" officeooo:rsid="00102ad5" style:font-name-asian="Liberation Serif1" style:font-name-complex="Liberation Serif1"/>
    </style:style>
    <style:style style:name="T4" style:family="text">
      <style:text-properties style:text-underline-style="none"/>
    </style:style>
    <style:style style:name="T5" style:family="text">
      <style:text-properties officeooo:rsid="000ecc4b"/>
    </style:style>
    <style:style style:name="T6" style:family="text">
      <style:text-properties officeooo:rsid="00102ad5"/>
    </style:style>
    <style:style style:name="T7" style:family="text">
      <style:text-properties fo:font-size="10pt"/>
    </style:style>
    <style:style style:name="T8" style:family="text">
      <style:text-properties fo:font-size="10pt" officeooo:rsid="00102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Casa </text:span><text:span text:style-name="T8">Rosa</text:span><text:span text:style-name="T7"> <text:line-break/></text:span><text:span text:style-name="T8">Via Tasso,</text:span><text:span text:style-name="T7"> </text:span><text:span text:style-name="T8">424</text:span></text:p>
      <text:p text:style-name="P7"><text:span text:style-name="T7">80127 Napoli (NA)<text:line-break/>Cell. </text:span><text:span text:style-name="T8">081 240 14 27</text:span></text:p>
      <text:p text:style-name="P2"/>
      <text:p text:style-name="P2"/>
      <text:p text:style-name="P3"><text:span text:style-name="T1">Spett. le<text:tab/></text:span><text:span text:style-name="T4">Dipartimento di Ingegneria Elettrica e </text:span></text:p>
      <text:p text:style-name="P5">Tecnologie dell'Informazione <text:line-break/>Università degli Studi </text:p>
      <text:p text:style-name="P3"><text:span text:style-name="T4">di Napoli "Federico II" </text:span><text:line-break/>Via Claudio, 21 <text:line-break/>80125 Napoli <text:span text:style-name="T5">(NA)</text:span></text:p>
      <text:p text:style-name="P2"/>
      <text:p text:style-name="P2"/>
      <text:p text:style-name="P1">OGGETTO: prenotazione <text:span text:style-name="T1">Dr. Rubin e sua moglie</text:span></text:p>
      <text:p text:style-name="P1"/>
      <text:p text:style-name="P1"/>
      <text:p text:style-name="P1"/>
      <text:p text:style-name="P4"><text:span text:style-name="T1">Si dichiara, per I Sig.ri Sasha Rubin e Rhitu Shrestha è stata prenotata una stanza matrimoniale con bagno presso la sede dell Via Tasso, 424</text:span>, <text:span text:style-name="T1">dal 1 maggio al 15 maggio; nel costo giornaliero di 65 </text:span><text:span text:style-name="T2">€ sono compresi i pernottamenti e la prima colazione; si ricorda che è dovuta una tassa di soggiorno di 1€ a persona </text:span><text:span text:style-name="T3">al giorno.</text:span></text:p>
      <text:p text:style-name="P4"/>
      <text:p text:style-name="P4"/>
      <text:p text:style-name="P4"/>
      <text:p text:style-name="P6"><text:tab/><text:tab/><text:tab/><text:tab/>Cordiali salu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44:30.073435609</meta:creation-date>
    <dc:date>2017-04-25T20:50:07.231342785</dc:date>
    <meta:editing-duration>PT6M2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04" meta:character-count="611" meta:non-whitespace-character-count="505"/>
  </office:meta>
</office:document-meta>
</file>